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6pt" style:font-size-asian="16pt" style:font-name-complex="Times New Roman" style:font-size-complex="16pt"/>
    </style:style>
    <style:style style:name="P3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1.249cm" style:auto-text-indent="false" style:text-autospace="none"/>
      <style:text-properties style:font-name="Times New Roman" fo:font-size="14pt" fo:font-weight="bold" style:font-size-asian="14pt" style:font-weight-asian="bold" style:font-name-complex="Times New Roman" style:font-size-complex="16pt" style:font-weight-complex="bold"/>
    </style:style>
    <style:style style:name="P5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1.249cm" style:auto-text-indent="false" style:text-autospace="none"/>
      <style:text-properties style:font-name="Times New Roman" fo:font-size="14pt" fo:language="pt" fo:country="BR" fo:font-weight="bold" style:font-size-asian="14pt" style:language-asian="pt" style:country-asian="BR" style:font-weight-asian="bold" style:font-name-complex="Times New Roman" style:font-size-complex="16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6pt" style:font-size-asian="16pt" style:font-name-complex="Times New Roman" style:font-size-complex="16pt"/>
    </style:style>
    <style:style style:name="P7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style:text-autospace="none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T2" style:family="text">
      <style:text-properties style:font-name="Times New Roman" fo:font-size="16pt" style:font-size-asian="16pt" style:font-name-complex="Times New Roman" style:font-size-complex="16pt"/>
    </style:style>
    <style:style style:name="T3" style:family="text">
      <style:text-properties style:font-name-asian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Ata </text:span><text:span text:style-name="T2">de Defesa Final de TCC</text:span></text:p>
      <text:p text:style-name="P2">Curso Superior de Tecnologia em Análise e Desenvolvimento de Sistemas</text:p>
      <text:p text:style-name="P2"/>
      <text:p text:style-name="P2"/>
      <text:p text:style-name="P3">Aos _______ dias do mês de _____________ do ano de ________, no horário das ____________às _________ horas, nas dependências do Instituto Federal de Educação, Ciência e Tecnologia do Rio Grande do Sul, foi realizada a defesa pública do Trabalho de Conclusão de Curso (TCC) do(a) aluno(a)</text:p>
      <text:p text:style-name="P3"/>
      <text:p text:style-name="P3">______________________________________________________________________ </text:p>
      <text:p text:style-name="P3">______________________________________________________________________,</text:p>
      <text:p text:style-name="P3">intitulado _________________________________________________________________________________________________________________________________________________________________________________________________________________.</text:p>
      <text:p text:style-name="P3"/>
      <text:p text:style-name="P3">A Banca Examinadora, composta pelos professores ___________________________________________________ (como presidente), __________________________________________________________________, __________________________________________________________________,</text:p>
      <text:p text:style-name="P3">__________________________________, após avaliação e deliberação, considerou o trabalho:</text:p>
      <text:p text:style-name="P3"><text:span text:style-name="T3"><text:s/></text:span>[ ] aprovado; [ ] aprovado com ressalvas; [ ] reprovado</text:p>
      <text:p text:style-name="P3">com nota final ______________( ___________________________________).</text:p>
      <text:p text:style-name="P3"/>
      <text:p text:style-name="P3">Eu, presidente da banca, lavrei a presente ata que segue assinada por mim e demais membros:</text:p>
      <text:p text:style-name="P3"/>
      <text:p text:style-name="P3">_____________________________________________________________</text:p>
      <text:p text:style-name="P3">(Presidente) Prof.:</text:p>
      <text:p text:style-name="P3"/>
      <text:p text:style-name="P3">_____________________________________________________________</text:p>
      <text:p text:style-name="P3">(Membro1):</text:p>
      <text:p text:style-name="P3"/>
      <text:p text:style-name="P3">_____________________________________________________________</text:p>
      <text:p text:style-name="P3">(Membro2):</text:p>
      <text:p text:style-name="P3"/>
      <text:p text:style-name="P3">_____________________________________________________________</text:p>
      <text:p text:style-name="P1">(Membro3)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nte_20_parág._20_padrão" style:display-name="Fonte parág. padrão" style:family="text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cken</meta:initial-creator>
    <meta:creation-date>2015-12-01T13:45:00</meta:creation-date>
    <dc:date>2017-06-26T15:59:31.202657536</dc:date>
    <meta:editing-cycles>3</meta:editing-cycles>
    <meta:editing-duration>PT1M29S</meta:editing-duration>
    <meta:generator>LibreOffice/5.1.6.2$Linux_X86_64 LibreOffice_project/10m0$Build-2</meta:generator>
    <meta:document-statistic meta:table-count="0" meta:image-count="0" meta:object-count="0" meta:page-count="1" meta:paragraph-count="19" meta:word-count="126" meta:character-count="1595" meta:non-whitespace-character-count="1486"/>
  </office:meta>
</office:document-meta>
</file>